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15d9" officeooo:paragraph-rsid="000c15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исание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21:04:59.588272571</meta:creation-date>
    <dc:date>2015-12-10T21:05:58.046103768</dc:date>
    <meta:editing-duration>PT58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8"/>
    <meta:generator>LibreOffice/5.0.1.2$Linux_X86_64 LibreOffice_project/00m0$Build-2</meta:generator>
  </office:meta>
</office:document-meta>
</file>